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PoolDataSourceFactory.isCorrect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PoolDataSourceFactory.getNewInstance( Reference re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